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</office:font-face-decls>
  <office:automatic-styles>
    <style:style style:name="P1" style:family="paragraph" style:parent-style-name="Normal">
      <style:text-properties style:font-name="Calibri Light" fo:font-size="25pt" style:font-name-asian="Calibri Light" style:font-size-asian="25pt" style:font-name-complex="Calibri Light" style:font-size-complex="25pt"/>
    </style:style>
    <style:style style:name="P2" style:family="paragraph" style:parent-style-name="Normal">
      <style:text-properties fo:font-size="12pt" style:font-name-asian="MS Mincho" style:font-size-asian="12pt" style:font-size-complex="12pt"/>
    </style:style>
    <style:style style:name="P3" style:family="paragraph" style:parent-style-name="Normal">
      <style:paragraph-properties fo:margin-left="0cm" fo:margin-right="0cm" fo:text-indent="1.249cm" style:auto-text-indent="false"/>
      <style:text-properties fo:font-size="12pt" style:font-name-asian="MS Mincho" style:font-size-asian="12pt" style:font-size-complex="12pt"/>
    </style:style>
    <style:style style:name="P4" style:family="paragraph" style:parent-style-name="Normal" style:master-page-name="MP0">
      <style:paragraph-properties style:page-number="auto" fo:break-before="page"/>
    </style:style>
    <style:style style:name="P5" style:family="paragraph" style:parent-style-name="Normal" style:list-style-name="L1"/>
    <style:style style:name="P6" style:family="paragraph" style:parent-style-name="Normal" style:list-style-name="L2"/>
    <style:style style:name="T1" style:family="text">
      <style:text-properties style:font-name="Calibri Light" fo:font-size="25pt" style:font-name-asian="Calibri Light" style:font-size-asian="25pt" style:font-name-complex="Calibri Light" style:font-size-complex="25pt"/>
    </style:style>
    <style:style style:name="T2" style:family="text">
      <style:text-properties fo:font-size="12pt" style:font-name-asian="MS Mincho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Fuente_20_de_20_párrafo_20_predeter."><text:span text:style-name="T1">1ª Semana del 10/04/2023 al 14/04/2023</text:span></text:span></text:p>
      <text:p text:style-name="P1">Introducción</text:p>
      <text:p text:style-name="P3">Contexto y justificación:</text:p>
      <text:p text:style-name="P2">Bienvenido a la documentación del proyecto de desarrollo de aplicaciones multiplataforma para la gestión de almacenes y ventas. Esta solución ha sido diseñada para facilitar la gestión de inventario y ventas para empresas de diferentes tamaños y sectores y como entrega de un proyecto fin de ciclo.</text:p>
      <text:p text:style-name="P2"/>
      <text:p text:style-name="Normal"><text:span text:style-name="Fuente_20_de_20_párrafo_20_predeter."><text:span text:style-name="T2">La aplicación es compatible con múltiples plataformas, incluyendo dispositivos móviles y ordenadores de escritorio, lo que permite a los usuarios acceder a la información del inventario y ventas en tiempo real desde cualquier lugar y en cualquier momento.</text:span></text:span></text:p>
      <text:p text:style-name="Normal"><text:span text:style-name="Fuente_20_de_20_párrafo_20_predeter."><text:span text:style-name="T2"><text:s/></text:span></text:span></text:p>
      <text:p text:style-name="Normal"><text:span text:style-name="Fuente_20_de_20_párrafo_20_predeter."><text:span text:style-name="T2">La aplicación también ofrece una amplia variedad de funcionalidades para ayudar a los usuarios a gestionar su inventario y ventas de manera efectiva. Esto incluye la capacidad de agregar y administrar productos, crear y editar órdenes de venta, y realizar un seguimiento de los niveles de inventario en tiempo real.</text:span></text:span></text:p>
      <text:p text:style-name="Normal"><text:span text:style-name="Fuente_20_de_20_párrafo_20_predeter."><text:span text:style-name="T2"><text:s/></text:span></text:span></text:p>
      <text:p text:style-name="Normal"><text:span text:style-name="Fuente_20_de_20_párrafo_20_predeter."><text:span text:style-name="T2">Además, la aplicación cuenta con una interfaz fácil de usar que permite a los usuarios navegar por la aplicación de manera eficiente y encontrar la información que necesitan de manera rápida y sencilla.</text:span></text:span></text:p>
      <text:p text:style-name="Normal"><text:span text:style-name="Fuente_20_de_20_párrafo_20_predeter."><text:span text:style-name="T2"><text:s/></text:span></text:span></text:p>
      <text:p text:style-name="Normal"><text:span text:style-name="Fuente_20_de_20_párrafo_20_predeter."><text:span text:style-name="T2">En esta documentación, encontrará información detallada sobre cómo utilizar la aplicación, incluyendo tutoriales paso a paso y guías de referencia para cada funcionalidad. También se incluyen recomendaciones sobre las mejores prácticas para la gestión del inventario y ventas, y cómo aprovechar al máximo las funcionalidades de la aplicación.</text:span></text:span></text:p>
      <text:p text:style-name="P2"/>
      <text:p text:style-name="P2">Soy Alexandre Martínez Correia, estudiante de segundo de grado superior. Dicho grado se cursa de forma presencial en Campus Politécnico Aceimar, situado en Vigo, Galicia.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3">Descripccion: </text:p>
      <text:p text:style-name="P2">Aplicación para la gestión de almacén y ventas, titulada "Gestor de almacén y ventas". Dicha aplicación ha sido programada desde cero en Android Studio, con el objetivo de proporcionar a las empresas una herramienta eficiente y práctica para el control del stock y la gestión de ventas.</text:p>
      <text:p text:style-name="Normal"><text:span text:style-name="Fuente_20_de_20_párrafo_20_predeter."><text:span text:style-name="T2"><text:s/></text:span></text:span></text:p>
      <text:p text:style-name="Normal"><text:span text:style-name="Fuente_20_de_20_párrafo_20_predeter."><text:span text:style-name="T2">El principal objetivo de la aplicación es permitir a las empresas optimizar sus procesos de gestión de almacén y ventas, mediante la integración de un sistema de registro de stock y un método seguro y sencillo para la gestión de ventas, mediante el uso de código BIDI. La aplicación ha sido diseñada y desarrollada pensando en las necesidades específicas de las empresas españolas, con el fin de mejorar su eficiencia y productividad.</text:span></text:span></text:p>
      <text:p text:style-name="Normal"><text:span text:style-name="Fuente_20_de_20_párrafo_20_predeter."><text:span text:style-name="T2"><text:s/></text:span></text:span></text:p>
      <text:p text:style-name="Normal"><text:span text:style-name="Fuente_20_de_20_párrafo_20_predeter."><text:span text:style-name="T2">En cuanto a las características técnicas, la aplicación ha sido optimizada para funcionar en dispositivos móviles con una resolución de 1080x2340 y densidad de 440dpi, como el Pixel 4a de 5,8 pulgadas, equipado con un procesador Qualcomm Snapdragon 730 a 2,2GHz, almacenamiento interno de 128GB y sistema operativo Android 13 (Tiramisu). La cámara trasera cuenta con una resolución de 12,2 megapíxeles Dual pixel, mientras que la cámara frontal es de 8 megapíxeles. La batería cuenta con una capacidad de 3140 mAh, y las dimensiones del dispositivo son de 144 x 69,4 x 8,2 milímetros, con un peso de 143 gramos.</text:span></text:span></text:p>
      <text:p text:style-name="Normal"><text:span text:style-name="Fuente_20_de_20_párrafo_20_predeter."><text:span text:style-name="T2"/></text:span></text:p>
      <text:p text:style-name="Normal"><text:span text:style-name="Fuente_20_de_20_párrafo_20_predeter."><text:span text:style-name="T2">Tecnologías a utilizar:</text:span></text:span></text:p>
      <text:list xml:id="list546320344560932503" text:style-name="L1">
        <text:list-item>
          <text:p text:style-name="P5"><text:span text:style-name="Fuente_20_de_20_párrafo_20_predeter."><text:span text:style-name="T2">Android Studio(IDE)</text:span></text:span></text:p>
        </text:list-item>
        <text:list-item>
          <text:p text:style-name="P5"><text:span text:style-name="Fuente_20_de_20_párrafo_20_predeter."><text:span text:style-name="T2">SQLite(Base de datos)</text:span></text:span></text:p>
        </text:list-item>
        <text:list-item>
          <text:p text:style-name="P5"><text:span text:style-name="Fuente_20_de_20_párrafo_20_predeter."><text:span text:style-name="T2">Emulador Android Studio.</text:span></text:span></text:p>
        </text:list-item>
      </text:list>
      <text:p text:style-name="Normal"><text:span text:style-name="Fuente_20_de_20_párrafo_20_predeter."><text:span text:style-name="T2">Hardware a utilizar:</text:span></text:span></text:p>
      <text:list xml:id="list1227174287487624168" text:style-name="L2">
        <text:list-item>
          <text:p text:style-name="P6"><text:span text:style-name="Fuente_20_de_20_párrafo_20_predeter."><text:span text:style-name="T2">Ordenador con windows 10(Ryzen 3, 16GB RAM, 2TB Disco duro)</text:span></text:span></text:p>
        </text:list-item>
        <text:list-item>
          <text:p text:style-name="P6"><text:span text:style-name="Fuente_20_de_20_párrafo_20_predeter."><text:span text:style-name="T2">Movil android(Testing app).</text:span></text:span></text:p>
        </text:list-item>
      </text:list>
      <text:p text:style-name="Normal"><text:span text:style-name="Fuente_20_de_20_párrafo_20_predeter."><text:span text:style-name="T2"/></text:span></text:p>
      <text:p text:style-name="Normal"><text:span text:style-name="Fuente_20_de_20_párrafo_20_predeter.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s" fo:country="ES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Fuente_20_de_20_párrafo_20_predeter." style:display-name="Fuente de párrafo predeter." style:family="text"/>
    <style:style style:name="WW_5f_CharLFO1LVL1" style:display-name="WW_CharLFO1LVL1" style:family="text">
      <style:text-properties style:font-name="Symbol"/>
    </style:style>
    <style:style style:name="WW_5f_CharLFO1LVL2" style:display-name="WW_CharLFO1LVL2" style:family="text">
      <style:text-properties style:font-name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/>
    </style:style>
    <style:style style:name="WW_5f_CharLFO1LVL9" style:display-name="WW_CharLFO1LVL9" style:family="text">
      <style:text-properties style:font-name="Wingding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1$Win32 OpenOffice.org_project/4111m1$Build-9808</meta:generator>
    <dc:title/>
    <dc:description/>
    <dc:subject/>
    <meta:initial-creator>Alexandre Martínez Correia</meta:initial-creator>
    <meta:creation-date>2023-04-03T17:14:00Z</meta:creation-date>
    <dc:date>2023-04-13T17:00:30.30</dc:date>
    <meta:editing-cycles>2</meta:editing-cycles>
    <meta:editing-duration>PT3H39M9S</meta:editing-duration>
    <meta:document-statistic meta:table-count="0" meta:image-count="0" meta:object-count="0" meta:page-count="2" meta:paragraph-count="25" meta:word-count="503" meta:character-count="3210"/>
    <meta:template xlink:type="simple" xlink:actuate="onRequest" xlink:title="" xlink:href="Normal.dotm"/>
  </office:meta>
</office:document-meta>
</file>